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size="20pt" style:text-underline-style="solid" style:text-underline-width="auto" style:text-underline-color="font-color" fo:font-weight="bold" officeooo:rsid="000670e1" officeooo:paragraph-rsid="000670e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670e1" officeooo:paragraph-rsid="000670e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7ad8c" officeooo:paragraph-rsid="0007ad8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7ad8c" officeooo:paragraph-rsid="000d7e7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9c2ff" officeooo:paragraph-rsid="0009c2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c8316" officeooo:paragraph-rsid="000c831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a7075" officeooo:paragraph-rsid="000a707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defd1" officeooo:paragraph-rsid="001447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defd1" officeooo:paragraph-rsid="0016e4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16e47e" officeooo:paragraph-rsid="0016e47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1a4dbc" officeooo:paragraph-rsid="001a4db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bold" officeooo:rsid="0007ad8c" officeooo:paragraph-rsid="0007ad8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bold" officeooo:rsid="0013edba" officeooo:paragraph-rsid="0013edb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bold" officeooo:rsid="0013edba" officeooo:paragraph-rsid="00161d6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13edba" officeooo:paragraph-rsid="001447b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18e3ce" officeooo:paragraph-rsid="0018e3c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a7075" officeooo:paragraph-rsid="00161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a7075" officeooo:paragraph-rsid="000a707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defd1" officeooo:paragraph-rsid="001447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0defd1" officeooo:paragraph-rsid="00161d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22dfeb" officeooo:paragraph-rsid="0022dfe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232675" officeooo:paragraph-rsid="0023267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Mono" fo:font-size="12pt" style:text-underline-style="none" fo:font-weight="normal" officeooo:rsid="002337d1" officeooo:paragraph-rsid="002337d1" style:font-size-asian="10.5pt" style:font-weight-asian="normal" style:font-size-complex="12pt" style:font-weight-complex="normal"/>
    </style:style>
    <style:style style:name="T1" style:family="text">
      <style:text-properties officeooo:rsid="0009c2ff"/>
    </style:style>
    <style:style style:name="T2" style:family="text">
      <style:text-properties officeooo:rsid="000d7e7a"/>
    </style:style>
    <style:style style:name="T3" style:family="text">
      <style:text-properties officeooo:rsid="000dcbd1"/>
    </style:style>
    <style:style style:name="T4" style:family="text">
      <style:text-properties officeooo:rsid="0010caa7"/>
    </style:style>
    <style:style style:name="T5" style:family="text">
      <style:text-properties officeooo:rsid="0013edba"/>
    </style:style>
    <style:style style:name="T6" style:family="text">
      <style:text-properties officeooo:rsid="001447b6"/>
    </style:style>
    <style:style style:name="T7" style:family="text">
      <style:text-properties officeooo:rsid="0016e47e"/>
    </style:style>
    <style:style style:name="T8" style:family="text">
      <style:text-properties officeooo:rsid="0018e3ce"/>
    </style:style>
    <style:style style:name="T9" style:family="text">
      <style:text-properties officeooo:rsid="001a4dbc"/>
    </style:style>
    <style:style style:name="T10" style:family="text">
      <style:text-properties officeooo:rsid="001b2e2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99c2" style:font-weight-asian="bold" style:font-weight-complex="bold"/>
    </style:style>
    <style:style style:name="T13" style:family="text">
      <style:text-properties officeooo:rsid="001e99c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07b88"/>
    </style:style>
    <style:style style:name="T16" style:family="text">
      <style:text-properties officeooo:rsid="00214b0f"/>
    </style:style>
    <style:style style:name="T17" style:family="text">
      <style:text-properties officeooo:rsid="00228670"/>
    </style:style>
    <style:style style:name="T18" style:family="text">
      <style:text-properties officeooo:rsid="002337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 PARTY</text:p>
      <text:p text:style-name="P1"/>
      <text:p text:style-name="P12">DÉ<text:span text:style-name="T5">ROULEMENT</text:span> :</text:p>
      <text:p text:style-name="P2">Packet Tracer avec le réseau</text:p>
      <text:p text:style-name="P2">Local à créer sous SweetHome3D</text:p>
      <text:p text:style-name="P2">Devis des matériels à acheter</text:p>
      <text:p text:style-name="P2"/>
      <text:p text:style-name="P4"><text:span text:style-name="T2">4</text:span><text:span text:style-name="T1">x</text:span> <text:span text:style-name="T2">switch </text:span><text:span text:style-name="T3">384W</text:span></text:p>
      <text:p text:style-name="P4"><text:a xlink:type="simple" xlink:href="https://www.amazon.fr/TP-Link-TL-SG3452P-managable-Jetstream-Gigabit/dp/B08XNJPSNW/ref=sr_1_7?__mk_fr_FR=ÅMÅŽÕÑ&amp;crid=89N2YGWVHPUI&amp;keywords=tp+link+switch+48+ports+poe&amp;qid=1668688355&amp;qu=eyJxc2MiOiIxLjU4IiwicXNhIjoiMC4wMCIsInFzcCI6IjAuMDAifQ%3D%3D&amp;sprefix=tp+link+switch+48+ports+poe%2Caps%2C72&amp;sr=8-7" text:style-name="Internet_20_link" text:visited-style-name="Visited_20_Internet_20_Link">https://www.amazon.fr/TP-Link-TL-SG3452P-managable-Jetstream-Gigabit/dp/B08XNJPSNW/ref=sr_1_7?__mk_fr_FR=%C3%85M%C3%85%C5%BD%C3%95%C3%91&amp;crid=89N2YGWVHPUI&amp;keywords=tp+link+switch+48+ports+poe&amp;qid=1668688355&amp;qu=eyJxc2MiOiIxLjU4IiwicXNhIjoiMC4wMCIsInFzcCI6IjAuMDAifQ%3D%3D&amp;sprefix=tp+link+switch+48+ports+poe%2Caps%2C72&amp;sr=8-7</text:a> </text:p>
      <text:p text:style-name="P3"/>
      <text:p text:style-name="P6">1x petit switch (suffisant) <text:span text:style-name="T3">124W</text:span></text:p>
      <text:p text:style-name="P6"><text:a xlink:type="simple" xlink:href="https://www.amazon.fr/TP-Link-TL-SG1016PE-administrable-Gigabit-Boîtier/dp/B0722XW4PD/ref=sr_1_5?__mk_fr_FR=ÅMÅŽÕÑ&amp;crid=USQU9FAAB087&amp;keywords=tp+link+switch+16+ports+poe%2B&amp;qid=1668689287&amp;qu=eyJxc2MiOiIxLjUxIiwicXNhIjoiMC4wMCIsInFzcCI6IjAuMDAifQ%3D%3D&amp;sprefix=tp+link+switch+16+ports+poe%2B%2Caps%2C68&amp;sr=8-5" text:style-name="Internet_20_link" text:visited-style-name="Visited_20_Internet_20_Link">https://www.amazon.fr/TP-Link-TL-SG1016PE-administrable-Gigabit-Bo%C3%AEtier/dp/B0722XW4PD/ref=sr_1_5?__mk_fr_FR=%C3%85M%C3%85%C5%BD%C3%95%C3%91&amp;crid=USQU9FAAB087&amp;keywords=tp+link+switch+16+ports+poe%2B&amp;qid=1668689287&amp;qu=eyJxc2MiOiIxLjUxIiwicXNhIjoiMC4wMCIsInFzcCI6IjAuMDAifQ%3D%3D&amp;sprefix=tp+link+switch+16+ports+poe%2B%2Caps%2C68&amp;sr=8-5</text:a></text:p>
      <text:p text:style-name="P5"/>
      <text:p text:style-name="P17"><text:span text:style-name="T15">2</text:span>x routeur wifi</text:p>
      <text:p text:style-name="P14"><text:a xlink:type="simple" xlink:href="https://www.amazon.fr/Linksys-fonctionne-Multiroom-contrôle-parental/dp/B08CL1KWDX/ref=sr_1_7?__mk_fr_FR=ÅMÅŽÕÑ&amp;crid=2VGVOPMXYU2LZ&amp;keywords=linksys+routeur+wifi+6+500m2&amp;qid=1669292279&amp;qu=eyJxc2MiOiIwLjg3IiwicXNhIjoiMC4wMCIsInFzcCI6IjAuMDAifQ%3D%3D&amp;sprefix=linksys+routeur+wifi+6+500+m2%2Caps%2C57&amp;sr=8-7" text:style-name="Internet_20_link" text:visited-style-name="Visited_20_Internet_20_Link"><text:span text:style-name="T14">https://www.amazon.fr/Linksys-fonctionne-Multiroom-contr%C3%B4le-parental/dp/B08CL1KWDX/ref=sr_1_7?__mk_fr_FR=%C3%85M%C3%85%C5%BD%C3%95%C3%91&amp;crid=2VGVOPMXYU2LZ&amp;keywords=linksys+routeur+wifi+6+500m2&amp;qid=1669292279&amp;qu=eyJxc2MiOiIwLjg3IiwicXNhIjoiMC4wMCIsInFzcCI6IjAuMDAifQ%3D%3D&amp;sprefix=linksys+routeur+wifi+6+500+m2%2Caps%2C57&amp;sr=8-7</text:span></text:a></text:p>
      <text:p text:style-name="P14"/>
      <text:p text:style-name="P20"><text:span text:style-name="T18">87 * </text:span>Onduleurs </text:p>
      <text:p text:style-name="P7"><text:a xlink:type="simple" xlink:href="https://www.amazon.fr/Onduleur-Eaton-3S-850-DIN/dp/B082TGJNST/ref=sr_1_6?__mk_fr_FR=ÅMÅŽÕÑ&amp;crid=2FU2F4E9B74YB&amp;keywords=onduleur%2B12%2Bprises&amp;qid=1669294069&amp;qu=eyJxc2MiOiIwLjAwIiwicXNhIjoiMC4wMCIsInFzcCI6IjAuMDAifQ%3D%3D&amp;sprefix=onduleur%2B12%2Bprises%2Caps%2C85&amp;sr=8-6&amp;th=1" text:style-name="Internet_20_link" text:visited-style-name="Visited_20_Internet_20_Link">https://www.amazon.fr/Onduleur-Eaton-3S-850-DIN/dp/B082TGJNST/ref=sr_1_6?__mk_fr_FR=%C3%85M%C3%85%C5%BD%C3%95%C3%91&amp;crid=2FU2F4E9B74YB&amp;keywords=onduleur%2B12%2Bprises&amp;qid=1669294069&amp;qu=eyJxc2MiOiIwLjAwIiwicXNhIjoiMC4wMCIsInFzcCI6IjAuMDAifQ%3D%3D&amp;sprefix=onduleur%2B12%2Bprises%2Caps%2C85&amp;sr=8-6&amp;th=1</text:a></text:p>
      <text:p text:style-name="P7"/>
      <text:p text:style-name="P13">CONSOMMATION :</text:p>
      <text:p text:style-name="P9"><text:span text:style-name="T4">(3</text:span><text:span text:style-name="T9">00</text:span><text:span text:style-name="T4">W / h / pc)</text:span></text:p>
      <text:p text:style-name="P11">(40W / h / écran) (x2)</text:p>
      <text:p text:style-name="P15">188 pc sur 2h</text:p>
      <text:p text:style-name="P15">142880W en tout</text:p>
      <text:p text:style-name="P8"><text:span text:style-name="T5">71440W </text:span><text:span text:style-name="T6">par heure </text:span><text:span text:style-name="T12">Pcs </text:span></text:p>
      <text:p text:style-name="P8"><text:span text:style-name="T16">17860</text:span><text:span text:style-name="T17">W</text:span><text:span text:style-name="T16"> par ligne</text:span></text:p>
      <text:p text:style-name="P22">141 prises par ligne <text:span text:style-name="T18">(*4)</text:span></text:p>
      <text:p text:style-name="P23">18 onduleurs par lignes (144)</text:p>
      <text:p text:style-name="P23"/>
      <text:p text:style-name="P9"><text:soft-page-break/><text:span text:style-name="T4">(</text:span><text:span text:style-name="T10">15</text:span><text:span text:style-name="T8">0W</text:span><text:span text:style-name="T4"> / h / p</text:span><text:span text:style-name="T7">ortable</text:span><text:span text:style-name="T4">)</text:span></text:p>
      <text:p text:style-name="P10">100 portable sur 2h</text:p>
      <text:p text:style-name="P10"><text:span text:style-name="T10">3</text:span>0000<text:span text:style-name="T8">W en tout</text:span></text:p>
      <text:p text:style-name="P16"><text:span text:style-name="T10">15</text:span>000W par heure <text:span text:style-name="T12">Portables</text:span></text:p>
      <text:p text:style-name="P21"><text:span text:style-name="T13">7</text:span>500W par ligne</text:p>
      <text:p text:style-name="P22"><text:span text:style-name="T18">50</text:span> prises par lign<text:span text:style-name="T18">e (*2) donc 7 onduleurs par lign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25:28.698998206</meta:creation-date>
    <meta:generator>LibreOffice/7.3.5.2$Linux_X86_64 LibreOffice_project/30$Build-2</meta:generator>
    <dc:date>2022-11-24T13:57:53.773876219</dc:date>
    <meta:editing-duration>PT1H14M54S</meta:editing-duration>
    <meta:editing-cycles>24</meta:editing-cycles>
    <meta:document-statistic meta:table-count="0" meta:image-count="0" meta:object-count="0" meta:page-count="2" meta:paragraph-count="28" meta:word-count="103" meta:character-count="1798" meta:non-whitespace-character-count="1719"/>
  </office:meta>
</office:document-meta>
</file>